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.79916666666667cm"/>
    </style:style>
    <style:style style:name="ro1" style:family="table-row">
      <style:table-row-properties style:row-height="16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圖表 1" svg:x="4.0217in" svg:y="0.5961in" svg:width="5.6882in" svg:height="4.303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42" table:formula="of:=COUNTIF([.A:.A];[.C1])" table:style-name="ce1">
            <text:p>642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formula="of:=COUNTIF([.A:.A];[.C2])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4" table:formula="of:=COUNTIF([.A:.A];[.C3])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0" table:formula="of:=COUNTIF([.A:.A];[.C4])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7" table:formula="of:=COUNTIF([.A:.A];[.C5])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3" table:formula="of:=COUNTIF([.A:.A];[.C6])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11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8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1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7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10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8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19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8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8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10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7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8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8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7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7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9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9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7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11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11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7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1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7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7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20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1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1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9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8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10477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dc:creator>Administrator</dc:creator>
    <meta:creation-date>2022-01-20T02:42:26Z</meta:creation-date>
    <dc:date>2022-01-19T11:06:53Z</dc:date>
    <meta:editing-cycles>1</meta:editing-cycles>
    <meta:editing-duration>PT15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
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09.8807874015748pt" svg:width="409.5503937007874pt" chart:style-name="Crt0">
        <chart:title chart:style-name="CT00">
          <text:p text:style-name="a0" text:class-names="" text:cond-style-name="">Bagging two step validate</text:p>
        </chart:title>
        <chart:plot-area chart:style-name="Plt0">
          <chart:axis chart:dimension="x">
            <chart:categories table:cell-range-address="Sheet1.$C$1:.$C$6"/>
          </chart:axis>
          <chart:axis chart:dimension="y"/>
          <chart:series chart:values-cell-range-address="Sheet1.$D$1:.$D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